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Batang" svg:font-family="Batang, 바탕"/>
    <style:font-face style:name="Times New Roman1" svg:font-family="'Times New Roman', serif"/>
    <style:font-face style:name="Times-Roman" svg:font-family="Times-Roman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ヒラギノ角ゴ Pro W3" svg:font-family="'ヒラギノ角ゴ Pro W3', 'MS Mincho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42cm" fo:margin-left="0.222cm" fo:margin-right="0.09cm" table:align="margins" style:writing-mode="lr-tb"/>
    </style:style>
    <style:style style:name="Tableau1.A" style:family="table-column">
      <style:table-column-properties style:column-width="2.064cm" style:rel-column-width="8126*"/>
    </style:style>
    <style:style style:name="Tableau1.B" style:family="table-column">
      <style:table-column-properties style:column-width="2.884cm" style:rel-column-width="11356*"/>
    </style:style>
    <style:style style:name="Tableau1.C" style:family="table-column">
      <style:table-column-properties style:column-width="2.672cm" style:rel-column-width="10523*"/>
    </style:style>
    <style:style style:name="Tableau1.D" style:family="table-column">
      <style:table-column-properties style:column-width="9.022cm" style:rel-column-width="3553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1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1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1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1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1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1.A4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2" style:family="table">
      <style:table-properties style:width="16.695cm" fo:margin-left="0.169cm" fo:margin-right="0.09cm" table:align="margins" style:writing-mode="lr-tb"/>
    </style:style>
    <style:style style:name="Tableau2.A" style:family="table-column">
      <style:table-column-properties style:column-width="1.667cm" style:rel-column-width="6543*"/>
    </style:style>
    <style:style style:name="Tableau2.B" style:family="table-column">
      <style:table-column-properties style:column-width="1.773cm" style:rel-column-width="6958*"/>
    </style:style>
    <style:style style:name="Tableau2.C" style:family="table-column">
      <style:table-column-properties style:column-width="2.302cm" style:rel-column-width="9035*"/>
    </style:style>
    <style:style style:name="Tableau2.D" style:family="table-column">
      <style:table-column-properties style:column-width="10.954cm" style:rel-column-width="42999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2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2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2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2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2.A11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2.B11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3" style:family="table">
      <style:table-properties style:width="16.695cm" fo:margin-left="0.143cm" fo:margin-right="0.116cm" table:align="margins" style:writing-mode="lr-tb"/>
    </style:style>
    <style:style style:name="Tableau3.A" style:family="table-column">
      <style:table-column-properties style:column-width="1.718cm" style:rel-column-width="6743*"/>
    </style:style>
    <style:style style:name="Tableau3.B" style:family="table-column">
      <style:table-column-properties style:column-width="1.746cm" style:rel-column-width="6854*"/>
    </style:style>
    <style:style style:name="Tableau3.C" style:family="table-column">
      <style:table-column-properties style:column-width="2.328cm" style:rel-column-width="9139*"/>
    </style:style>
    <style:style style:name="Tableau3.D" style:family="table-column">
      <style:table-column-properties style:column-width="10.903cm" style:rel-column-width="42799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3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3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3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3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3.A7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3.B7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3.8" style:family="table-row">
      <style:table-row-properties style:min-row-height="0.469cm" fo:keep-together="auto"/>
    </style:style>
    <style:style style:name="Tableau3.A8" style:family="table-cell">
      <style:table-cell-properties style:vertical-align="top" fo:background-color="#eeeeee" fo:padding-left="0.191cm" fo:padding-right="0.191cm" fo:padding-top="0cm" fo:padding-bottom="0cm" fo:border="none" style:writing-mode="lr-tb">
        <style:background-image/>
      </style:table-cell-properties>
    </style:style>
    <style:style style:name="Tableau3.B8" style:family="table-cell">
      <style:table-cell-properties style:vertical-align="top" fo:background-color="#eeeeee" fo:padding-left="0.191cm" fo:padding-right="0.191cm" fo:padding-top="0cm" fo:padding-bottom="0cm" fo:border-left="2.5pt solid #ffffff" fo:border-right="none" fo:border-top="none" fo:border-bottom="none" style:writing-mode="lr-tb">
        <style:background-image/>
      </style:table-cell-properties>
    </style:style>
    <style:style style:name="Tableau4" style:family="table">
      <style:table-properties style:width="16.669cm" fo:margin-left="0.143cm" fo:margin-right="0.143cm" table:align="margins" style:writing-mode="lr-tb"/>
    </style:style>
    <style:style style:name="Tableau4.A" style:family="table-column">
      <style:table-column-properties style:column-width="1.72cm" style:rel-column-width="6761*"/>
    </style:style>
    <style:style style:name="Tableau4.B" style:family="table-column">
      <style:table-column-properties style:column-width="1.746cm" style:rel-column-width="6865*"/>
    </style:style>
    <style:style style:name="Tableau4.C" style:family="table-column">
      <style:table-column-properties style:column-width="2.328cm" style:rel-column-width="9154*"/>
    </style:style>
    <style:style style:name="Tableau4.D" style:family="table-column">
      <style:table-column-properties style:column-width="10.874cm" style:rel-column-width="42755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4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4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4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4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4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4.A5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4.B5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Tableau5" style:family="table">
      <style:table-properties style:width="16.748cm" fo:margin-left="0.116cm" fo:margin-right="0.09cm" table:align="margins" style:writing-mode="lr-tb"/>
    </style:style>
    <style:style style:name="Tableau5.A" style:family="table-column">
      <style:table-column-properties style:column-width="1.72cm" style:rel-column-width="6729*"/>
    </style:style>
    <style:style style:name="Tableau5.B" style:family="table-column">
      <style:table-column-properties style:column-width="1.746cm" style:rel-column-width="6833*"/>
    </style:style>
    <style:style style:name="Tableau5.C" style:family="table-column">
      <style:table-column-properties style:column-width="2.328cm" style:rel-column-width="9110*"/>
    </style:style>
    <style:style style:name="Tableau5.D" style:family="table-column">
      <style:table-column-properties style:column-width="10.954cm" style:rel-column-width="42863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cccccc" fo:padding-left="0.191cm" fo:padding-right="0.191cm" fo:padding-top="0cm" fo:padding-bottom="0cm" fo:border-left="none" fo:border-right="none" fo:border-top="none" fo:border-bottom="2.5pt solid #ffffff" style:writing-mode="lr-tb">
        <style:background-image/>
      </style:table-cell-properties>
    </style:style>
    <style:style style:name="Tableau5.B1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none" fo:border-bottom="2.5pt solid #ffffff" style:writing-mode="lr-tb">
        <style:background-image/>
      </style:table-cell-properties>
    </style:style>
    <style:style style:name="Tableau5.A2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5.B2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5.A3" style:family="table-cell">
      <style:table-cell-properties style:vertical-align="top" fo:background-color="#cccccc" fo:padding-left="0.191cm" fo:padding-right="0.191cm" fo:padding-top="0cm" fo:padding-bottom="0cm" fo:border-left="none" fo:border-right="none" fo:border-top="2.5pt solid #ffffff" fo:border-bottom="2.5pt solid #ffffff" style:writing-mode="lr-tb">
        <style:background-image/>
      </style:table-cell-properties>
    </style:style>
    <style:style style:name="Tableau5.B3" style:family="table-cell">
      <style:table-cell-properties style:vertical-align="top" fo:background-color="#cccccc" fo:padding-left="0.191cm" fo:padding-right="0.191cm" fo:padding-top="0cm" fo:padding-bottom="0cm" fo:border-left="2.5pt solid #ffffff" fo:border-right="none" fo:border-top="2.5pt solid #ffffff" fo:border-bottom="2.5pt solid #ffffff" style:writing-mode="lr-tb">
        <style:background-image/>
      </style:table-cell-properties>
    </style:style>
    <style:style style:name="Tableau5.A6" style:family="table-cell">
      <style:table-cell-properties style:vertical-align="top" fo:background-color="#f2f2f2" fo:padding-left="0.191cm" fo:padding-right="0.191cm" fo:padding-top="0cm" fo:padding-bottom="0cm" fo:border-left="none" fo:border-right="none" fo:border-top="2.5pt solid #ffffff" fo:border-bottom="none" style:writing-mode="lr-tb">
        <style:background-image/>
      </style:table-cell-properties>
    </style:style>
    <style:style style:name="Tableau5.B6" style:family="table-cell">
      <style:table-cell-properties style:vertical-align="top" fo:background-color="#f2f2f2" fo:padding-left="0.191cm" fo:padding-right="0.191cm" fo:padding-top="0cm" fo:padding-bottom="0cm" fo:border-left="2.5pt solid #ffffff" fo:border-right="none" fo:border-top="2.5pt solid #ffffff" fo:border-bottom="none" style:writing-mode="lr-tb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9.502cm" style:type="center"/>
          <style:tab-stop style:position="18.955cm" style:type="right"/>
        </style:tab-stops>
      </style:paragraph-properties>
      <style:text-properties style:font-name="Arial" fo:font-size="9pt" style:font-size-asian="9pt" style:font-name-complex="Ari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3.503cm"/>
          <style:tab-stop style:position="18.955cm" style:type="right"/>
        </style:tab-stops>
      </style:paragraph-properties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955cm" style:type="right"/>
        </style:tab-stops>
      </style:paragraph-properties>
    </style:style>
    <style:style style:name="P4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weight="bold" style:font-name-asian="SimSun1" style:language-asian="zh" style:country-asian="CN" style:font-weight-asian="bold" style:font-weight-complex="bold"/>
    </style:style>
    <style:style style:name="P5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6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1cm"/>
          <style:tab-stop style:position="3cm"/>
          <style:tab-stop style:position="5.001cm"/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7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/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8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9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style:font-name="Times-Roman" style:font-name-asian="SimSun1" style:language-asian="zh" style:country-asian="CN" style:font-name-complex="Times-Roman"/>
    </style:style>
    <style:style style:name="P10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style:font-name-asian="SimSun1" style:language-asian="zh" style:country-asian="CN" style:font-name-complex="Times-Roman"/>
    </style:style>
    <style:style style:name="P11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text-autospace="none" style:writing-mode="lr-tb"/>
      <style:text-properties style:font-name="Times-Roman" style:font-name-asian="SimSun1" style:language-asian="zh" style:country-asian="CN" style:font-name-complex="Times-Roman"/>
    </style:style>
    <style:style style:name="P12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officeooo:rsid="001672d1" officeooo:paragraph-rsid="001672d1" style:font-name-asian="SimSun1" style:language-asian="zh" style:country-asian="CN" style:font-name-complex="Times-Roman"/>
    </style:style>
    <style:style style:name="P13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officeooo:rsid="0016eea8" officeooo:paragraph-rsid="0016eea8" style:font-name-asian="SimSun1" style:language-asian="zh" style:country-asian="CN" style:font-name-complex="Times-Roman"/>
    </style:style>
    <style:style style:name="P14" style:family="paragraph" style:parent-style-name="Standard">
      <style:paragraph-properties fo:margin-left="0.026cm" fo:margin-right="0cm" fo:margin-top="0cm" fo:margin-bottom="0cm" loext:contextual-spacing="false" fo:text-align="start" style:justify-single-word="false" fo:orphans="2" fo:widows="2" fo:text-indent="0cm" style:auto-text-indent="false" style:snap-to-layout-grid="false" style:writing-mode="lr-tb"/>
      <style:text-properties style:font-name="Times-Roman" fo:font-weight="normal" officeooo:rsid="001672d1" officeooo:paragraph-rsid="001672d1" style:font-name-asian="SimSun1" style:language-asian="zh" style:country-asian="CN" style:font-weight-asian="normal" style:font-name-complex="Times-Roman" style:font-weight-complex="normal"/>
    </style:style>
    <style:style style:name="P15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style="italic" style:font-name-asian="SimSun1" style:language-asian="zh" style:country-asian="CN" style:font-style-asian="italic" style:font-style-complex="italic"/>
    </style:style>
    <style:style style:name="P16" style:family="paragraph" style:parent-style-name="Standard">
      <loext:graphic-properties draw:fill="solid" draw:fill-color="#c0c0c0" draw:opacity="100%"/>
      <style:paragraph-properties fo:margin-left="0.026cm" fo:margin-right="0cm" fo:margin-top="0cm" fo:margin-bottom="0cm" loext:contextual-spacing="false" fo:orphans="2" fo:widows="2" fo:text-indent="0cm" style:auto-text-indent="false" fo:background-color="#c0c0c0" style:text-autospace="none" style:writing-mode="lr-tb">
        <style:tab-stops>
          <style:tab-stop style:position="6.752cm"/>
        </style:tab-stops>
      </style:paragraph-properties>
      <style:text-properties fo:font-style="italic" fo:font-weight="bold" style:font-name-asian="SimSun1" style:language-asian="zh" style:country-asian="CN" style:font-style-asian="italic" style:font-weight-asian="bold" style:font-style-complex="italic" style:font-weight-complex="bold"/>
    </style:style>
    <style:style style:name="P17" style:family="paragraph" style:parent-style-name="Standard">
      <loext:graphic-properties draw:fill="solid" draw:fill-color="#b3b3b3" draw:opacity="100%"/>
      <style:paragraph-properties fo:margin-left="0.026cm" fo:margin-right="0cm" fo:margin-top="0cm" fo:margin-bottom="0cm" loext:contextual-spacing="false" fo:orphans="2" fo:widows="2" fo:text-indent="0cm" style:auto-text-indent="false" fo:background-color="#b3b3b3" style:text-autospace="none" style:writing-mode="lr-tb">
        <style:tab-stops>
          <style:tab-stop style:position="6.752cm"/>
        </style:tab-stops>
      </style:paragraph-properties>
      <style:text-properties fo:font-style="italic" fo:font-weight="bold" style:font-name-asian="SimSun1" style:language-asian="zh" style:country-asian="CN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</style:style>
    <style:style style:name="P19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officeooo:paragraph-rsid="001841ce" fo:background-color="transparent"/>
    </style:style>
    <style:style style:name="P20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21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officeooo:paragraph-rsid="001672d1" style:font-name-asian="SimSun1" style:language-asian="zh" style:country-asian="CN"/>
    </style:style>
    <style:style style:name="P22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10.504cm"/>
        </style:tab-stops>
      </style:paragraph-properties>
      <style:text-properties style:font-name-asian="SimSun1" style:language-asian="zh" style:country-asian="CN"/>
    </style:style>
    <style:style style:name="P23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officeooo:rsid="001672d1" officeooo:paragraph-rsid="001672d1" style:font-name-asian="SimSun1" style:language-asian="zh" style:country-asian="CN"/>
    </style:style>
    <style:style style:name="P24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fo:padding-left="0.141cm" fo:padding-right="0.141cm" fo:padding-top="0.035cm" fo:padding-bottom="0.035cm" fo:border="0.51pt solid #000000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officeooo:rsid="0016eea8" officeooo:paragraph-rsid="0016eea8" style:font-name-asian="SimSun1" style:language-asian="zh" style:country-asian="CN"/>
    </style:style>
    <style:style style:name="P2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  <style:tab-stop style:position="13.002cm"/>
        </style:tab-stops>
      </style:paragraph-properties>
      <style:text-properties style:font-name-asian="SimSun1" style:language-asian="zh" style:country-asian="CN"/>
    </style:style>
    <style:style style:name="P26" style:family="paragraph" style:parent-style-name="Standard">
      <style:paragraph-properties fo:margin-left="0.185cm" fo:margin-right="0.979cm" fo:margin-top="0cm" fo:margin-bottom="0cm" loext:contextual-spacing="false" fo:text-align="justify" style:justify-single-word="false" fo:orphans="2" fo:widows="2" fo:text-indent="0cm" style:auto-text-indent="false" style:text-autospace="none" style:writing-mode="lr-tb">
        <style:tab-stops/>
      </style:paragraph-properties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27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text-autospace="none" style:writing-mode="lr-tb">
        <style:tab-stops/>
      </style:paragraph-properties>
      <style:text-properties style:font-name="Times-Roman" fo:font-weight="bold" style:font-name-asian="SimSun1" style:language-asian="zh" style:country-asian="CN" style:font-weight-asian="bold" style:font-name-complex="Times-Roman" style:font-weight-complex="bold"/>
    </style:style>
    <style:style style:name="P28" style:family="paragraph" style:parent-style-name="Standard">
      <style:paragraph-properties fo:margin-left="0.185cm" fo:margin-right="0.979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Times-Roman" style:font-name-asian="SimSun1" style:language-asian="zh" style:country-asian="CN" style:font-name-complex="Times-Roman"/>
    </style:style>
    <style:style style:name="P29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officeooo:rsid="001672d1" officeooo:paragraph-rsid="001672d1" style:font-name-asian="SimSun1" style:language-asian="zh" style:country-asian="CN" style:font-name-complex="Times-Roman"/>
    </style:style>
    <style:style style:name="P30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style:font-name-asian="SimSun1" style:language-asian="zh" style:country-asian="CN" style:font-name-complex="Times-Roman"/>
    </style:style>
    <style:style style:name="P31" style:family="paragraph" style:parent-style-name="Standard">
      <style:paragraph-properties fo:margin-left="0.185cm" fo:margin-right="0.979cm" fo:margin-top="0cm" fo:margin-bottom="0cm" loext:contextual-spacing="false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style:font-name="Times-Roman" fo:font-weight="normal" officeooo:rsid="001672d1" officeooo:paragraph-rsid="001672d1" style:font-name-asian="SimSun1" style:language-asian="zh" style:country-asian="CN" style:font-weight-asian="normal" style:font-name-complex="Times-Roman" style:font-weight-complex="normal"/>
    </style:style>
    <style:style style:name="P32" style:family="paragraph" style:parent-style-name="Text_20_body">
      <style:paragraph-properties fo:text-align="center" style:justify-single-word="false" fo:padding="0cm" fo:border="none"/>
    </style:style>
    <style:style style:name="P33" style:family="paragraph" style:parent-style-name="Text_20_body">
      <style:paragraph-properties fo:margin-left="1.164cm" fo:margin-right="0.979cm" fo:margin-top="0cm" fo:margin-bottom="0.212cm" loext:contextual-spacing="false" fo:text-align="center" style:justify-single-word="false" fo:orphans="0" fo:widows="0" fo:text-indent="0cm" style:auto-text-indent="false" fo:padding-left="0.141cm" fo:padding-right="0cm" fo:padding-top="0.212cm" fo:padding-bottom="0.035cm" fo:border="0.51pt solid #000000" style:writing-mode="lr-tb"/>
      <style:text-properties fo:color="#000000" style:font-name="Arial1" fo:font-size="16pt" fo:font-weight="bold"/>
    </style:style>
    <style:style style:name="P34" style:family="paragraph" style:parent-style-name="Text_20_body">
      <style:paragraph-properties fo:margin-left="1.164cm" fo:margin-right="0.979cm" fo:margin-top="0cm" fo:margin-bottom="0.212cm" loext:contextual-spacing="false" fo:text-align="center" style:justify-single-word="false" fo:orphans="0" fo:widows="0" fo:text-indent="0cm" style:auto-text-indent="false" fo:padding-left="0.141cm" fo:padding-right="0cm" fo:padding-top="0.212cm" fo:padding-bottom="0.035cm" fo:border="0.51pt solid #000000" style:writing-mode="lr-tb"/>
    </style:style>
    <style:style style:name="P35" style:family="paragraph" style:parent-style-name="Text_20_body" style:master-page-name="">
      <style:paragraph-properties fo:margin-left="1.164cm" fo:margin-right="0.979cm" fo:margin-top="0cm" fo:margin-bottom="0.212cm" loext:contextual-spacing="false" fo:text-align="center" style:justify-single-word="false" fo:orphans="0" fo:widows="0" fo:text-indent="0cm" style:auto-text-indent="false" style:page-number="auto" fo:padding-left="0.141cm" fo:padding-right="0cm" fo:padding-top="0.212cm" fo:padding-bottom="0.035cm" fo:border="0.51pt solid #000000" style:writing-mode="lr-tb"/>
      <style:text-properties fo:color="#808080" style:font-name="Arial" fo:font-size="16pt" fo:font-weight="bold" style:font-size-asian="16pt" style:font-weight-asian="bold" style:font-name-complex="Arial" style:font-size-complex="16pt"/>
    </style:style>
    <style:style style:name="P36" style:family="paragraph" style:parent-style-name="Standard">
      <style:paragraph-properties fo:margin-left="0.03cm" fo:margin-right="0cm" fo:margin-top="0.101cm" fo:margin-bottom="0cm" loext:contextual-spacing="false" fo:text-align="start" style:justify-single-word="false" fo:orphans="2" fo:widows="2" fo:text-indent="0cm" style:auto-text-indent="false" style:shadow="none" style:writing-mode="lr-tb"/>
      <style:text-properties style:font-name="Times-Roman" style:font-name-asian="SimSun1" style:language-asian="zh" style:country-asian="CN" style:font-name-complex="Times-Roman"/>
    </style:style>
    <style:style style:name="P37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weight="bold" style:font-name-asian="SimSun1" style:language-asian="zh" style:country-asian="CN" style:font-weight-asian="bold" style:font-weight-complex="bold"/>
    </style:style>
    <style:style style:name="P38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weight="bold" officeooo:paragraph-rsid="001841ce" style:font-name-asian="SimSun1" style:language-asian="zh" style:country-asian="CN" style:font-weight-asian="bold" style:font-weight-complex="bold"/>
    </style:style>
    <style:style style:name="P39" style:family="paragraph" style:parent-style-name="Standard">
      <style:paragraph-properties fo:margin-left="0.026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weight="bold" officeooo:rsid="001ab6d5" officeooo:paragraph-rsid="001ab6d5" style:font-name-asian="SimSun1" style:language-asian="zh" style:country-asian="CN" style:font-weight-asian="bold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style:text-autospace="none" style:writing-mode="lr-tb">
        <style:tab-stops>
          <style:tab-stop style:position="6.752cm"/>
        </style:tab-stops>
      </style:paragraph-properties>
      <style:text-properties fo:font-weight="bold" officeooo:rsid="001ab6d5" officeooo:paragraph-rsid="001ab6d5" style:font-name-asian="SimSun1" style:language-asian="zh" style:country-asian="CN" style:font-weight-asian="bold" style:font-weight-complex="bold"/>
    </style:style>
    <style:style style:name="P41" style:family="paragraph" style:parent-style-name="chapitre1" style:list-style-name="WW8Num20" style:master-page-name="">
      <style:paragraph-properties fo:margin-left="0.026cm" fo:margin-right="0cm" fo:margin-top="0cm" fo:margin-bottom="0cm" loext:contextual-spacing="false" fo:orphans="2" fo:widows="2" fo:text-indent="0cm" style:auto-text-indent="false" style:page-number="auto" style:writing-mode="lr-tb">
        <style:tab-stops>
          <style:tab-stop style:position="0cm"/>
        </style:tab-stops>
      </style:paragraph-properties>
    </style:style>
    <style:style style:name="P42" style:family="paragraph" style:parent-style-name="chapitre1" style:list-style-name="WW8Num20">
      <style:paragraph-properties fo:margin-left="0.026cm" fo:margin-right="0cm" fo:margin-top="0cm" fo:margin-bottom="0cm" loext:contextual-spacing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language-asian="zh" style:country-asian="CN"/>
    </style:style>
    <style:style style:name="P43" style:family="paragraph" style:parent-style-name="chapitre1" style:list-style-name="WW8Num20">
      <style:paragraph-properties fo:margin-left="0.026cm" fo:margin-right="0cm" fo:margin-top="0cm" fo:margin-bottom="0cm" loext:contextual-spacing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fo:font-weight="normal" style:font-name-asian="SimSun1" style:language-asian="zh" style:country-asian="CN" style:font-weight-asian="normal" style:font-weight-complex="normal"/>
    </style:style>
    <style:style style:name="T1" style:family="text"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2" style:family="text">
      <style:text-properties style:font-name="Times New Roman1" fo:font-size="10pt"/>
    </style:style>
    <style:style style:name="T3" style:family="text">
      <style:text-properties style:font-name="Times New Roman1" fo:font-size="10pt" fo:background-color="#ffff00" loext:char-shading-value="0"/>
    </style:style>
    <style:style style:name="T4" style:family="text">
      <style:text-properties officeooo:rsid="001672d1"/>
    </style:style>
    <style:style style:name="T5" style:family="text">
      <style:text-properties style:font-name-asian="SimSun1" style:language-asian="zh" style:country-asian="CN"/>
    </style:style>
    <style:style style:name="T6" style:family="text">
      <style:text-properties officeooo:rsid="001672d1" style:font-name-asian="SimSun1" style:language-asian="zh" style:country-asian="CN"/>
    </style:style>
    <style:style style:name="T7" style:family="text">
      <style:text-properties style:use-window-font-color="true" style:font-name="Times New Roman" fo:font-size="10pt" fo:language="fr" fo:country="FR" officeooo:rsid="001672d1" style:font-name-asian="SimSun1" style:font-size-asian="10pt" style:language-asian="zh" style:country-asian="CN" style:font-name-complex="Times New Roman" style:font-size-complex="10pt" style:language-complex="ar" style:country-complex="SA"/>
    </style:style>
    <style:style style:name="T8" style:family="text">
      <style:text-properties fo:color="#000000" style:font-name="Arial" fo:font-size="16pt" fo:font-weight="bold" style:font-size-asian="16pt" style:font-weight-asian="bold" style:font-name-complex="Arial" style:font-size-complex="16pt"/>
    </style:style>
    <style:style style:name="T9" style:family="text">
      <style:text-properties fo:color="#000000" style:font-name="Arial" fo:font-size="16pt" fo:language="fr" fo:country="FR" fo:font-weight="bold" officeooo:rsid="001672d1" style:font-name-asian="Batang" style:font-size-asian="16pt" style:font-weight-asian="bold" style:font-name-complex="Arial" style:font-size-complex="16pt" style:language-complex="ar" style:country-complex="SA"/>
    </style:style>
    <style:style style:name="T10" style:family="text">
      <style:text-properties officeooo:rsid="001ab6d5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odule S2301- Semaine bloquée Programmation Web - Projet "Site de veille d'information personnalisé"</text:p>
      <text:p text:style-name="P34"><text:span text:style-name="T9">É</text:span><text:span text:style-name="T8">valuation</text:span></text:p>
      <text:p text:style-name="P33"/>
      <text:p text:style-name="P32"/>
      <text:list xml:id="list343655152" text:style-name="WW8Num20">
        <text:list-item>
          <text:p text:style-name="P41">Trinôme</text:p>
        </text:list-item>
      </text:list>
      <text:p text:style-name="P4"/>
      <text:p text:style-name="P18"><text:span text:style-name="T5">NOM : </text:span><text:span text:style-name="T6">BOUIJOUX</text:span><text:span text:style-name="T5"><text:tab/>PR</text:span><text:span text:style-name="T7">É</text:span><text:span text:style-name="T5">NOM : </text:span><text:span text:style-name="T6">Alexandre</text:span></text:p>
      <text:p text:style-name="P5"/>
      <text:p text:style-name="P5"/>
      <text:p text:style-name="P5"/>
      <text:p text:style-name="P18"><text:span text:style-name="T5">NOM: </text:span><text:span text:style-name="T6">GARAND</text:span><text:span text:style-name="T5"><text:tab/>PR</text:span><text:span text:style-name="T7">É</text:span><text:span text:style-name="T5">NOM : </text:span><text:span text:style-name="T6">Léo</text:span></text:p>
      <text:p text:style-name="P5"/>
      <text:p text:style-name="P5"/>
      <text:p text:style-name="P5"/>
      <text:p text:style-name="P18"><text:span text:style-name="T5">NOM: </text:span><text:span text:style-name="T6">MARTIN</text:span><text:span text:style-name="T5"><text:tab/>PR</text:span><text:span text:style-name="T7">É</text:span><text:span text:style-name="T5">NOM : </text:span><text:span text:style-name="T6">Patrice</text:span></text:p>
      <text:p text:style-name="P25"/>
      <text:p text:style-name="P4"/>
      <text:p text:style-name="P39">URL du GitHub : <text:a xlink:type="simple" xlink:href="https://github.com/13floyd13/Projet_Web" text:style-name="Internet_20_link" text:visited-style-name="Visited_20_Internet_20_Link"><text:span text:style-name="T11">https://github.com/13floyd13/Projet_Web</text:span></text:a></text:p>
      <text:p text:style-name="P40"><text:span text:style-name="T11"/></text:p>
      <text:p text:style-name="P38"><text:span text:style-name="T10">URL</text:span> d'accès au site : </text:p>
      <text:p text:style-name="P19"><text:a xlink:type="simple" xlink:href="http://www-etu-info.iut2.upmf-grenoble.fr/~martpatr/projet-s2301" text:style-name="Internet_20_link" text:visited-style-name="Visited_20_Internet_20_Link"><text:span text:style-name="T2">http://www-etu-info.iut2.upmf-grenoble.fr/~</text:span></text:a><text:a xlink:type="simple" xlink:href="http://www-etu-info.iut2.upmf-grenoble.fr/~martpatr/projet-s2301" text:style-name="Internet_20_link" text:visited-style-name="Visited_20_Internet_20_Link"><text:span text:style-name="T3">martpatr</text:span></text:a><text:a xlink:type="simple" xlink:href="http://www-etu-info.iut2.upmf-grenoble.fr/~martpatr/projet-s2301" text:style-name="Internet_20_link" text:visited-style-name="Visited_20_Internet_20_Link"><text:span text:style-name="T2">/projet-s2301</text:span></text:a></text:p>
      <text:p text:style-name="P19"><text:a xlink:type="simple" xlink:href="http://www-etu-info.iut2.upmf-grenoble.fr/~garandl/projet-s2301" text:style-name="Internet_20_link" text:visited-style-name="Visited_20_Internet_20_Link"><text:span text:style-name="T2">http://www-etu-info.iut2.upmf-grenoble.fr/~</text:span></text:a><text:a xlink:type="simple" xlink:href="http://www-etu-info.iut2.upmf-grenoble.fr/~garandl/projet-s2301" text:style-name="Internet_20_link" text:visited-style-name="Visited_20_Internet_20_Link"><text:span text:style-name="T3">garandl/</text:span></text:a><text:a xlink:type="simple" xlink:href="http://www-etu-info.iut2.upmf-grenoble.fr/~garandl/projet-s2301" text:style-name="Internet_20_link" text:visited-style-name="Visited_20_Internet_20_Link"><text:span text:style-name="T2">projet-s2301</text:span></text:a></text:p>
      <text:p text:style-name="P4"/>
      <text:list xml:id="list155044135856175" text:continue-numbering="true" text:style-name="WW8Num20">
        <text:list-item>
          <text:p text:style-name="P42">Collecte des nouvelles dans la base de données</text:p>
        </text:list-item>
      </text:list>
      <text:p text:style-name="P4"/>
      <text:p text:style-name="P16">fonctionnalités demandées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6">fa<text:span text:style-name="T4">i</text:span>t</text:p>
          </table:table-cell>
          <table:table-cell table:style-name="Tableau1.B1" office:value-type="string">
            <text:p text:style-name="P27">en cours</text:p>
          </table:table-cell>
          <table:table-cell table:style-name="Tableau1.B1" office:value-type="string">
            <text:p text:style-name="P26">pas fait</text:p>
          </table:table-cell>
          <table:table-cell table:style-name="Tableau1.B1" office:value-type="string">
            <text:p text:style-name="P26">fonction</text:p>
          </table:table-cell>
        </table:table-row>
        <table:table-row table:style-name="Tableau1.1">
          <table:table-cell table:style-name="Tableau1.A2" office:value-type="string">
            <text:p text:style-name="P31">x</text:p>
          </table:table-cell>
          <table:table-cell table:style-name="Tableau1.B2" office:value-type="string">
            <text:p text:style-name="P30"/>
          </table:table-cell>
          <table:table-cell table:style-name="Tableau1.B2" office:value-type="string">
            <text:p text:style-name="P30"/>
          </table:table-cell>
          <table:table-cell table:style-name="Tableau1.B2" office:value-type="string">
            <text:p text:style-name="P28">création de la base de données</text:p>
          </table:table-cell>
        </table:table-row>
        <table:table-row table:style-name="Tableau1.1">
          <table:table-cell table:style-name="Tableau1.A3" office:value-type="string">
            <text:p text:style-name="P29">x</text:p>
          </table:table-cell>
          <table:table-cell table:style-name="Tableau1.B3" office:value-type="string">
            <text:p text:style-name="P30"/>
          </table:table-cell>
          <table:table-cell table:style-name="Tableau1.B3" office:value-type="string">
            <text:p text:style-name="P30"/>
          </table:table-cell>
          <table:table-cell table:style-name="Tableau1.B3" office:value-type="string">
            <text:p text:style-name="P28">remplissage de la base à partir de flux</text:p>
          </table:table-cell>
        </table:table-row>
        <table:table-row table:style-name="Tableau1.1">
          <table:table-cell table:style-name="Tableau1.A4" office:value-type="string">
            <text:p text:style-name="P29">x</text:p>
          </table:table-cell>
          <table:table-cell table:style-name="Tableau1.B4" office:value-type="string">
            <text:p text:style-name="P30"/>
          </table:table-cell>
          <table:table-cell table:style-name="Tableau1.B4" office:value-type="string">
            <text:p text:style-name="P30"/>
          </table:table-cell>
          <table:table-cell table:style-name="Tableau1.B4" office:value-type="string">
            <text:p text:style-name="P28">récupération des images et sauvegarde du nom de l'image dans la base</text:p>
          </table:table-cell>
        </table:table-row>
      </table:table>
      <text:p text:style-name="P5"/>
      <text:p text:style-name="P17">Autres développements liés à la base de données, commentaires...</text:p>
      <text:p text:style-name="P6"/>
      <text:p text:style-name="P23">Readme.md complété</text:p>
      <text:p text:style-name="P23"/>
      <text:p text:style-name="P23">Bug : lorsqu’on valide le formulaire pour l’ajout d’un flux, celui-ci disparaît (mais affiche un message d’erreur si le flux n’est pas correct). Ce formulaire réapparaît lorsqu’on va sur une autre page.</text:p>
      <text:p text:style-name="P20"/>
      <text:p text:style-name="P23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5"/>
      <text:list xml:id="list155043357739892" text:continue-numbering="true" text:style-name="WW8Num20">
        <text:list-item>
          <text:p text:style-name="P43">Interface de Navigation</text:p>
        </text:list-item>
      </text:list>
      <text:p text:style-name="P4"/>
      <text:p text:style-name="P16">fonctionnalités demandées</text:p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7">fait</text:p>
          </table:table-cell>
          <table:table-cell table:style-name="Tableau2.B1" office:value-type="string">
            <text:p text:style-name="P7">en cours</text:p>
          </table:table-cell>
          <table:table-cell table:style-name="Tableau2.B1" office:value-type="string">
            <text:p text:style-name="P7">pas fait</text:p>
          </table:table-cell>
          <table:table-cell table:style-name="Tableau2.B1" office:value-type="string">
            <text:p text:style-name="P7">fonction</text:p>
          </table:table-cell>
        </table:table-row>
        <table:table-row table:style-name="Tableau2.1"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 la liste des titres des nouvelles</text:p>
          </table:table-cell>
        </table:table-row>
        <table:table-row table:style-name="Tableau2.1">
          <table:table-cell table:style-name="Tableau2.A3" office:value-type="string">
            <text:p text:style-name="P12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images des nouvelles</text:p>
          </table:table-cell>
        </table:table-row>
        <table:table-row table:style-name="Tableau2.1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12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choix du mode d'affichage (image et/ou titre et/ou description)</text:p>
          </table:table-cell>
        </table:table-row>
        <table:table-row table:style-name="Tableau2.1">
          <table:table-cell table:style-name="Tableau2.A2" office:value-type="string">
            <text:p text:style-name="P12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 la nouvelle lorsque le titre est cliqué</text:p>
          </table:table-cell>
        </table:table-row>
        <table:table-row table:style-name="Tableau2.1">
          <table:table-cell table:style-name="Tableau2.A3" office:value-type="string">
            <text:p text:style-name="P12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jout (on donnant l'url) et nommage d'un flux rss</text:p>
          </table:table-cell>
        </table:table-row>
        <table:table-row table:style-name="Tableau2.1">
          <table:table-cell table:style-name="Tableau2.A2" office:value-type="string">
            <text:p text:style-name="P12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suppression d'un flux</text:p>
          </table:table-cell>
        </table:table-row>
        <table:table-row table:style-name="Tableau2.1">
          <table:table-cell table:style-name="Tableau2.A3" office:value-type="string">
            <text:p text:style-name="P12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nouvelles d'un flux sélectionné</text:p>
          </table:table-cell>
        </table:table-row>
        <table:table-row table:style-name="Tableau2.1">
          <table:table-cell table:style-name="Tableau2.A2" office:value-type="string">
            <text:p text:style-name="P12">x</text:p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B2" office:value-type="string">
            <text:p text:style-name="P9">affichage des nouvelles contenant un mot clé</text:p>
          </table:table-cell>
        </table:table-row>
        <table:table-row table:style-name="Tableau2.1">
          <table:table-cell table:style-name="Tableau2.A3" office:value-type="string">
            <text:p text:style-name="P10"/>
          </table:table-cell>
          <table:table-cell table:style-name="Tableau2.B3" office:value-type="string">
            <text:p text:style-name="P12">x</text:p>
          </table:table-cell>
          <table:table-cell table:style-name="Tableau2.B3" office:value-type="string">
            <text:p text:style-name="P10"/>
          </table:table-cell>
          <table:table-cell table:style-name="Tableau2.B3" office:value-type="string">
            <text:p text:style-name="P9">affichage des nouvelles contenant plusieurs mots clés</text:p>
          </table:table-cell>
        </table:table-row>
        <table:table-row table:style-name="Tableau2.1">
          <table:table-cell table:style-name="Tableau2.A11" office:value-type="string">
            <text:p text:style-name="P12">x</text:p>
          </table:table-cell>
          <table:table-cell table:style-name="Tableau2.B11" office:value-type="string">
            <text:p text:style-name="P10"/>
          </table:table-cell>
          <table:table-cell table:style-name="Tableau2.B11" office:value-type="string">
            <text:p text:style-name="P10"/>
          </table:table-cell>
          <table:table-cell table:style-name="Tableau2.B11" office:value-type="string">
            <text:p text:style-name="P9">déclenchement du recueil des nouvelles pour les flux enregistrés de la base</text:p>
          </table:table-cell>
        </table:table-row>
      </table:table>
      <text:p text:style-name="P6"/>
      <text:p text:style-name="P17">fonctionnalités facultatives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fait</text:p>
          </table:table-cell>
          <table:table-cell table:style-name="Tableau3.B1" office:value-type="string">
            <text:p text:style-name="P7">en cours</text:p>
          </table:table-cell>
          <table:table-cell table:style-name="Tableau3.B1" office:value-type="string">
            <text:p text:style-name="P7">pas fait</text:p>
          </table:table-cell>
          <table:table-cell table:style-name="Tableau3.B1" office:value-type="string">
            <text:p text:style-name="P7">fonction</text:p>
          </table:table-cell>
        </table:table-row>
        <table:table-row table:style-name="Tableau3.1">
          <table:table-cell table:style-name="Tableau3.A2" office:value-type="string">
            <text:p text:style-name="P8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2"/>
          </table:table-cell>
          <table:table-cell table:style-name="Tableau3.B2" office:value-type="string">
            <text:p text:style-name="P11">création des catégories de flux (politique, sport, culture, ...)</text:p>
          </table:table-cell>
        </table:table-row>
        <table:table-row table:style-name="Tableau3.1">
          <table:table-cell table:style-name="Tableau3.A3" office:value-type="string">
            <text:p text:style-name="P10"/>
          </table:table-cell>
          <table:table-cell table:style-name="Tableau3.B3" office:value-type="string">
            <text:p text:style-name="P12">x</text:p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9">attribution d'une catégorie à un flux</text:p>
          </table:table-cell>
        </table:table-row>
        <table:table-row table:style-name="Tableau3.1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2"/>
          </table:table-cell>
          <table:table-cell table:style-name="Tableau3.B2" office:value-type="string">
            <text:p text:style-name="P9">affichage les nouvelles des flux appartenant à une catégorie</text:p>
          </table:table-cell>
        </table:table-row>
        <table:table-row table:style-name="Tableau3.1">
          <table:table-cell table:style-name="Tableau3.A3" office:value-type="string">
            <text:p text:style-name="P10"/>
          </table:table-cell>
          <table:table-cell table:style-name="Tableau3.B3" office:value-type="string">
            <text:p text:style-name="P13">x</text:p>
          </table:table-cell>
          <table:table-cell table:style-name="Tableau3.B3" office:value-type="string">
            <text:p text:style-name="P12"/>
          </table:table-cell>
          <table:table-cell table:style-name="Tableau3.B3" office:value-type="string">
            <text:p text:style-name="P9">affichage les nouvelles postérieures à une date donnée</text:p>
          </table:table-cell>
        </table:table-row>
        <table:table-row table:style-name="Tableau3.1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13">x</text:p>
          </table:table-cell>
          <table:table-cell table:style-name="Tableau3.B2" office:value-type="string">
            <text:p text:style-name="P12"/>
          </table:table-cell>
          <table:table-cell table:style-name="Tableau3.B2" office:value-type="string">
            <text:p text:style-name="P9">mots clés comme un filtre actif en permanence</text:p>
          </table:table-cell>
        </table:table-row>
        <table:table-row table:style-name="Tableau3.1">
          <table:table-cell table:style-name="Tableau3.A7" office:value-type="string">
            <text:p text:style-name="P10"/>
          </table:table-cell>
          <table:table-cell table:style-name="Tableau3.B7" office:value-type="string">
            <text:p text:style-name="P13">x</text:p>
          </table:table-cell>
          <table:table-cell table:style-name="Tableau3.B7" office:value-type="string">
            <text:p text:style-name="P12"/>
          </table:table-cell>
          <table:table-cell table:style-name="Tableau3.B7" office:value-type="string">
            <text:p text:style-name="P9">recherche par mots clés avec connecteurs logiques (OR, AND)</text:p>
          </table:table-cell>
        </table:table-row>
        <table:table-row table:style-name="Tableau3.8">
          <table:table-cell table:style-name="Tableau3.A8" office:value-type="string">
            <text:p text:style-name="P10"/>
          </table:table-cell>
          <table:table-cell table:style-name="Tableau3.B8" office:value-type="string">
            <text:p text:style-name="P13">x</text:p>
          </table:table-cell>
          <table:table-cell table:style-name="Tableau3.B8" office:value-type="string">
            <text:p text:style-name="P12"/>
          </table:table-cell>
          <table:table-cell table:style-name="Tableau3.B8" office:value-type="string">
            <text:p text:style-name="P36">marquage de nouvelles comme lues et/ou intéressantes</text:p>
          </table:table-cell>
        </table:table-row>
      </table:table>
      <text:p text:style-name="P6"/>
      <text:p text:style-name="P6"/>
      <text:p text:style-name="P17">autres développements, commentaires...</text:p>
      <text:p text:style-name="P6"/>
      <text:p text:style-name="P23">choix du mode d’affichage : une ébauche a été faite mais n’a pas été implantée (bugs)</text:p>
      <text:p text:style-name="P23"/>
      <text:p text:style-name="P24">Catégories : le backend y est, il manque le HTML/CSS</text:p>
      <text:p text:style-name="P21"/>
      <text:p text:style-name="P24">Les flux RSS s’actualisent automatiquement à la connexion de l’utilisateur, lors de l’ajout d’un flux ou manuellement en appuyant sur le bouton en haut à gauch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/>
      <text:list xml:id="list155042603767457" text:continue-numbering="true" text:style-name="WW8Num20">
        <text:list-item>
          <text:p text:style-name="P43">Version multi-utilisateur</text:p>
        </text:list-item>
      </text:list>
      <text:p text:style-name="P4"/>
      <text:p text:style-name="P16">fonctionnalités demandées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7">fait</text:p>
          </table:table-cell>
          <table:table-cell table:style-name="Tableau4.B1" office:value-type="string">
            <text:p text:style-name="P7">en cours</text:p>
          </table:table-cell>
          <table:table-cell table:style-name="Tableau4.B1" office:value-type="string">
            <text:p text:style-name="P7">pas fait</text:p>
          </table:table-cell>
          <table:table-cell table:style-name="Tableau4.B1" office:value-type="string">
            <text:p text:style-name="P7">fonction</text:p>
          </table:table-cell>
        </table:table-row>
        <table:table-row table:style-name="Tableau4.1">
          <table:table-cell table:style-name="Tableau4.A2" office:value-type="string">
            <text:p text:style-name="P14">x</text:p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9">création d'une page de login</text:p>
          </table:table-cell>
        </table:table-row>
        <table:table-row table:style-name="Tableau4.1">
          <table:table-cell table:style-name="Tableau4.A3" office:value-type="string">
            <text:p text:style-name="P12">x</text:p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10"/>
          </table:table-cell>
          <table:table-cell table:style-name="Tableau4.B3" office:value-type="string">
            <text:p text:style-name="P9">gestion de l'authentification</text:p>
          </table:table-cell>
        </table:table-row>
        <table:table-row table:style-name="Tableau4.1">
          <table:table-cell table:style-name="Tableau4.A2" office:value-type="string">
            <text:p text:style-name="P12">x</text:p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10"/>
          </table:table-cell>
          <table:table-cell table:style-name="Tableau4.B2" office:value-type="string">
            <text:p text:style-name="P9">contrôle de l'accès aux pages</text:p>
          </table:table-cell>
        </table:table-row>
        <table:table-row table:style-name="Tableau4.1">
          <table:table-cell table:style-name="Tableau4.A5" office:value-type="string">
            <text:p text:style-name="P12">x</text:p>
          </table:table-cell>
          <table:table-cell table:style-name="Tableau4.B5" office:value-type="string">
            <text:p text:style-name="P10"/>
          </table:table-cell>
          <table:table-cell table:style-name="Tableau4.B5" office:value-type="string">
            <text:p text:style-name="P10"/>
          </table:table-cell>
          <table:table-cell table:style-name="Tableau4.B5" office:value-type="string">
            <text:p text:style-name="P9">prise en compte de l'utilisateur dans l'affichage des informations</text:p>
            <text:p text:style-name="P9">(seuls ses flux, ses catégories sont affichés)</text:p>
          </table:table-cell>
        </table:table-row>
      </table:table>
      <text:p text:style-name="P6"/>
      <text:p text:style-name="P6"/>
      <text:p text:style-name="P17">fonctionnalités facultatives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7">fait</text:p>
          </table:table-cell>
          <table:table-cell table:style-name="Tableau5.B1" office:value-type="string">
            <text:p text:style-name="P7">en cours</text:p>
          </table:table-cell>
          <table:table-cell table:style-name="Tableau5.B1" office:value-type="string">
            <text:p text:style-name="P7">pas fait</text:p>
          </table:table-cell>
          <table:table-cell table:style-name="Tableau5.B1" office:value-type="string">
            <text:p text:style-name="P7">fonction</text:p>
          </table:table-cell>
        </table:table-row>
        <table:table-row table:style-name="Tableau5.1">
          <table:table-cell table:style-name="Tableau5.A2" office:value-type="string">
            <text:p text:style-name="P14">x</text:p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9">changement de mot de passe par utilisateur</text:p>
          </table:table-cell>
        </table:table-row>
        <table:table-row table:style-name="Tableau5.1">
          <table:table-cell table:style-name="Tableau5.A3" office:value-type="string">
            <text:p text:style-name="P10"/>
          </table:table-cell>
          <table:table-cell table:style-name="Tableau5.B3" office:value-type="string">
            <text:p text:style-name="P12">x</text:p>
          </table:table-cell>
          <table:table-cell table:style-name="Tableau5.B3" office:value-type="string">
            <text:p text:style-name="P12"/>
          </table:table-cell>
          <table:table-cell table:style-name="Tableau5.B3" office:value-type="string">
            <text:p text:style-name="P9">ajout d'utilisateur par admin</text:p>
          </table:table-cell>
        </table:table-row>
        <table:table-row table:style-name="Tableau5.1">
          <table:table-cell table:style-name="Tableau5.A2" office:value-type="string">
            <text:p text:style-name="P12">x</text:p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10"/>
          </table:table-cell>
          <table:table-cell table:style-name="Tableau5.B2" office:value-type="string">
            <text:p text:style-name="P9">suppression d'utilisateur par admin</text:p>
          </table:table-cell>
        </table:table-row>
        <table:table-row table:style-name="Tableau5.1">
          <table:table-cell table:style-name="Tableau5.A3" office:value-type="string">
            <text:p text:style-name="P10"/>
          </table:table-cell>
          <table:table-cell table:style-name="Tableau5.B3" office:value-type="string">
            <text:p text:style-name="P12">x</text:p>
          </table:table-cell>
          <table:table-cell table:style-name="Tableau5.B3" office:value-type="string">
            <text:p text:style-name="P10"/>
          </table:table-cell>
          <table:table-cell table:style-name="Tableau5.B3" office:value-type="string">
            <text:p text:style-name="P9">changement de mot de passe par admin</text:p>
          </table:table-cell>
        </table:table-row>
        <table:table-row table:style-name="Tableau5.1">
          <table:table-cell table:style-name="Tableau5.A6" office:value-type="string">
            <text:p text:style-name="P12">x</text:p>
          </table:table-cell>
          <table:table-cell table:style-name="Tableau5.B6" office:value-type="string">
            <text:p text:style-name="P10"/>
          </table:table-cell>
          <table:table-cell table:style-name="Tableau5.B6" office:value-type="string">
            <text:p text:style-name="P10"/>
          </table:table-cell>
          <table:table-cell table:style-name="Tableau5.B6" office:value-type="string">
            <text:p text:style-name="P9">cryptage des mots de passe</text:p>
          </table:table-cell>
        </table:table-row>
      </table:table>
      <text:p text:style-name="P6"/>
      <text:p text:style-name="P6"/>
      <text:p text:style-name="P17">autres développements, commentaires...</text:p>
      <text:p text:style-name="P6"/>
      <text:p text:style-name="P23">L’admin ne peut pas (encore) créer de compte, mais la page de login permet de s’inscrir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Batang" svg:font-family="Batang, 바탕"/>
    <style:font-face style:name="Times New Roman1" svg:font-family="'Times New Roman', serif"/>
    <style:font-face style:name="Times-Roman" svg:font-family="Times-Roman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SimSun1" svg:font-family="SimSun, 宋体" style:font-pitch="variable"/>
    <style:font-face style:name="ヒラギノ角ゴ Pro W3" svg:font-family="'ヒラギノ角ゴ Pro W3', 'MS Mincho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style:line-height-at-least="0.423cm" fo:text-align="center" style:justify-single-word="fals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1" style:display-name="Heading 1" style:family="paragraph" style:parent-style-name="Heading_20_2" style:next-style-name="Standard" style:default-outline-level="1" style:class="text">
      <loext:graphic-properties draw:fill="solid" draw:fill-color="#000000" draw:opacity="100%"/>
      <style:paragraph-properties fo:margin-top="0cm" fo:margin-bottom="0cm" loext:contextual-spacing="false" fo:line-height="100%" fo:background-color="#000000"/>
      <style:text-properties fo:color="#ffffff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423cm" fo:text-align="start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style:line-height-at-least="0.423cm" fo:text-align="start" style:justify-single-word="false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text-properties fo:font-weight="bold" style:font-weight-asian="bold" style:font-weight-complex="bold"/>
    </style:style>
    <style:style style:name="retrait" style:family="paragraph" style:parent-style-name="Standard">
      <style:paragraph-properties fo:margin-left="0.988cm" fo:margin-right="0cm" fo:text-align="justify" style:justify-single-word="false" fo:text-indent="-0.988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retrait2" style:family="paragraph" style:parent-style-name="Standard">
      <style:paragraph-properties fo:margin-left="1.976cm" fo:margin-right="0cm" fo:text-align="justify" style:justify-single-word="false" fo:text-indent="-0.988cm" style:auto-text-indent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prog" style:family="paragraph" style:parent-style-name="Standard">
      <style:paragraph-properties fo:text-align="start" style:justify-single-word="false"/>
      <style:text-properties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titre" style:family="paragraph" style:parent-style-name="Standard">
      <style:paragraph-properties style:line-height-at-least="0.423cm"/>
      <style:text-properties fo:font-size="14pt" fo:font-weight="bold" style:font-size-asian="14pt" style:font-weight-asian="bold" style:font-size-complex="14pt" style:font-weight-complex="bold"/>
    </style:style>
    <style:style style:name="résumé" style:family="paragraph" style:parent-style-name="Standard">
      <style:paragraph-properties fo:margin-left="0.988cm" fo:margin-right="0.953cm" style:line-height-at-least="0.635cm" fo:text-indent="0cm" style:auto-text-indent="false"/>
    </style:style>
    <style:style style:name="légende" style:family="paragraph" style:parent-style-name="Standard">
      <style:paragraph-properties fo:margin-left="1.976cm" fo:margin-right="1.94cm" style:line-height-at-least="0.635cm" fo:text-indent="0cm" style:auto-text-indent="false"/>
      <style:text-properties fo:font-size="10pt" style:font-size-asian="10pt"/>
    </style:style>
    <style:style style:name="exposant" style:family="paragraph" style:parent-style-name="Standard">
      <style:text-properties style:text-position="30% 100%" fo:font-size="10pt" fo:letter-spacing="-0.053cm" style:font-size-asian="10pt"/>
    </style:style>
    <style:style style:name="indice" style:family="paragraph" style:parent-style-name="Standard">
      <style:text-properties style:text-position="-20% 100%" fo:font-size="10pt" fo:letter-spacing="-0.053cm" style:font-size-asian="10pt"/>
    </style:style>
    <style:style style:name="suite" style:family="paragraph" style:parent-style-name="Standard">
      <style:paragraph-properties style:line-height-at-least="0.423cm"/>
    </style:style>
    <style:style style:name="Figure" style:family="paragraph" style:parent-style-name="Standard" style:class="extra">
      <style:paragraph-properties fo:margin-left="0cm" fo:margin-right="0.035cm" fo:margin-top="0.423cm" fo:margin-bottom="0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texte" style:family="paragraph" style:parent-style-name="suite">
      <style:paragraph-properties fo:margin-left="0cm" fo:margin-right="0cm" fo:text-indent="0.529cm" style:auto-text-indent="false"/>
    </style:style>
    <style:style style:name="parag" style:family="paragraph" style:parent-style-name="suite">
      <style:paragraph-properties fo:margin-left="0.741cm" fo:margin-right="0cm" fo:text-indent="-0.741cm" style:auto-text-indent="false"/>
    </style:style>
    <style:style style:name="Tab" style:family="paragraph" style:parent-style-name="suite">
      <style:paragraph-properties>
        <style:tab-stops>
          <style:tab-stop style:position="0.988cm"/>
          <style:tab-stop style:position="1.976cm"/>
          <style:tab-stop style:position="2.999cm"/>
          <style:tab-stop style:position="3.986cm"/>
          <style:tab-stop style:position="4.939cm"/>
          <style:tab-stop style:position="5.997cm"/>
          <style:tab-stop style:position="6.985cm"/>
          <style:tab-stop style:position="7.973cm"/>
          <style:tab-stop style:position="8.996cm"/>
          <style:tab-stop style:position="9.948cm"/>
          <style:tab-stop style:position="10.971cm"/>
          <style:tab-stop style:position="11.994cm"/>
          <style:tab-stop style:position="12.982cm"/>
          <style:tab-stop style:position="13.935cm"/>
          <style:tab-stop style:position="14.993cm"/>
        </style:tab-stops>
      </style:paragraph-properties>
    </style:style>
    <style:style style:name="Biblio" style:family="paragraph" style:parent-style-name="Standard">
      <style:paragraph-properties fo:margin-left="0.988cm" fo:margin-right="0cm" style:line-height-at-least="0.423cm" fo:keep-together="always" fo:text-indent="-0.988cm" style:auto-text-indent="false">
        <style:tab-stops>
          <style:tab-stop style:position="5.997cm"/>
        </style:tab-stops>
      </style:paragraph-properties>
    </style:style>
    <style:style style:name="archives" style:family="paragraph" style:parent-style-name="Standard">
      <style:paragraph-properties fo:margin-left="3.493cm" fo:margin-right="0cm" fo:text-indent="-3.493cm" style:auto-text-indent="false"/>
    </style:style>
    <style:style style:name="chapitre1" style:family="paragraph" style:parent-style-name="Heading_20_1" style:default-outline-level="" style:list-style-name=""/>
    <style:style style:name="chapitre2" style:family="paragraph" style:parent-style-name="Standard" style:next-style-name="Standard">
      <loext:graphic-properties draw:fill="solid" draw:fill-color="#c0c0c0" draw:opacity="100%"/>
      <style:paragraph-properties fo:margin-left="0cm" fo:margin-right="5.953cm" fo:text-align="start" style:justify-single-word="false" fo:text-indent="0cm" style:auto-text-indent="false" fo:background-color="#c0c0c0"/>
      <style:text-properties fo:color="#ffff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BNormal" style:family="paragraph" style:parent-style-name="Standard">
      <style:text-properties fo:font-size="12pt" style:font-name-asian="Times New Roman" style:font-family-asian="'Times New Roman'" style:font-family-generic-asian="roman" style:font-pitch-asian="variable" style:font-size-asian="12pt"/>
    </style:style>
    <style:style style:name="Préformaté_20_HTML" style:display-name="Préformaté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name-asian="Times New Roman" style:font-family-asian="'Times New Roman'" style:font-family-generic-asian="roman" style:font-pitch-asian="variable" style:font-size-complex="12pt"/>
    </style:style>
    <style:style style:name="titre1_5f_td" style:display-name="titre1_td" style:family="paragraph" style:parent-style-name="Heading_20_3" style:next-style-name="Standard" style:default-outline-level="" style:list-style-name="">
      <style:paragraph-properties fo:margin-top="0.176cm" fo:margin-bottom="0.212cm" loext:contextual-spacing="false" fo:line-height="100%" fo:padding-left="0cm" fo:padding-right="0cm" fo:padding-top="0cm" fo:padding-bottom="0.035cm" fo:border-left="none" fo:border-right="none" fo:border-top="none" fo:border-bottom="0.51pt solid #000000" fo:keep-with-next="auto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listing" style:family="paragraph">
      <style:paragraph-properties fo:margin-left="0.6cm" fo:margin-right="0cm" fo:text-align="justify" style:justify-single-word="false" fo:orphans="2" fo:widows="2" fo:text-indent="0cm" style:auto-text-indent="false"/>
      <style:text-properties fo:color="#000000" style:font-name="Courier" fo:font-family="Courier" style:font-family-generic="modern" fo:font-size="9pt" fo:language="fr" fo:country="FR" style:font-name-asian="ヒラギノ角ゴ Pro W3" style:font-family-asian="'ヒラギノ角ゴ Pro W3', 'MS Mincho'" style:font-pitch-asian="variable" style:font-size-asian="9pt" style:font-name-complex="Courier" style:font-family-complex="Courier" style:font-family-generic-complex="moder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weight="bold" style:font-weight-asian="bold"/>
    </style:style>
    <style:style style:name="WW8Num7z0" style:family="text"/>
    <style:style style:name="WW8Num7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7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weight="bold" style:font-weight-asian="bold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fo:font-weight="normal" style:font-name-asian="SimSun1" style:font-family-asian="SimSun, 宋体" style:font-pitch-asian="variable" style:language-asian="zh" style:country-asian="CN" style:font-weight-asian="normal" style:font-weight-complex="norma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2" style:family="text">
      <style:text-properties style:font-name="Wingdings" fo:font-family="Wingdings" style:font-pitch="variable" style:font-charset="x-symbol" style:font-name-asian="Batang" style:font-family-asian="Batang, 바탕" style:font-name-complex="Times New Roman" style:font-family-complex="'Times New Roman'" style:font-family-generic-complex="roman" style:font-pitch-complex="variable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de_20_HTML" style:display-name="Code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Objet_20_du_20_commentaire_20_Car" style:display-name="Objet du commentaire Car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–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7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4z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7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5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6z0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5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5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cm" fo:text-indent="-0.499cm" fo:margin-left="1.75cm"/>
        </style:list-level-properties>
      </text:list-level-style-number>
      <text:list-level-style-number text:level="2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7z2" style:num-suffix="." text:bullet-char="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number text:level="4" text:style-name="WW8Num27z0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02cm" style:type="center"/>
          <style:tab-stop style:position="18.955cm" style:type="right"/>
        </style:tab-stops>
      </style:paragraph-properties>
      <style:text-properties style:font-name="Arial" fo:font-size="9pt" style:font-size-asian="9pt" style:font-name-complex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3.503cm"/>
          <style:tab-stop style:position="18.955cm" style:type="right"/>
        </style:tab-stops>
      </style:paragraph-properties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955cm" style:type="right"/>
        </style:tab-stops>
      </style:paragraph-properties>
    </style:style>
    <style:style style:name="MT1" style:family="text">
      <style:text-properties style:font-name="Arial" fo:font-size="9pt" fo:font-style="italic" fo:font-weight="bold" style:font-size-asian="9pt" style:font-style-asian="italic" style:font-weight-asian="bold" style:font-name-complex="Arial"/>
    </style:style>
    <style:page-layout style:name="Mpm1">
      <style:page-layout-properties fo:page-width="20.955cm" fo:page-height="29.669cm" style:num-format="1" style:print-orientation="portrait" fo:margin-top="2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6cm" fo:margin-left="0cm" fo:margin-right="0cm" fo:margin-top="1.261cm" style:dynamic-spacing="true"/>
      </style:footer-style>
    </style:page-layout>
    <style:page-layout style:name="Mpm2">
      <style:page-layout-properties fo:page-width="20.955cm" fo:page-height="29.66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55cm" fo:page-height="29.66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Département Informatique<text:tab/>Projet semaine bloquée- page 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<text:tab/><text:tab/>AS - M2301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  <text:p text:style-name="MP3"><text:span text:style-name="MT1">Département Informatique<text:tab/>page </text:span><text:span text:style-name="Page_20_Number"><text:span text:style-name="MT1"><text:page-number text:select-page="current">0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<text:tab/>Système </text:span></text:span><text:span text:style-name="Page_20_Number"><text:span text:style-name="MT1"><text:date style:data-style-name="N107" text:date-value="2021-04-16T15:50:42.238929611">2021</text:date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D SYSTEME 1</dc:title>
    <meta:initial-creator>IUT2</meta:initial-creator>
    <meta:creation-date>2021-02-03T18:33:00</meta:creation-date>
    <dc:date>2021-04-16T15:50:42.093229388</dc:date>
    <meta:print-date>2013-05-02T15:54:00</meta:print-date>
    <meta:editing-cycles>10</meta:editing-cycles>
    <meta:editing-duration>P2171DT10H19M5S</meta:editing-duration>
    <meta:generator>LibreOffice/6.4.6.2$Linux_X86_64 LibreOffice_project/40$Build-2</meta:generator>
    <meta:document-statistic meta:table-count="5" meta:image-count="0" meta:object-count="0" meta:page-count="4" meta:paragraph-count="108" meta:word-count="475" meta:character-count="3024" meta:non-whitespace-character-count="2659"/>
  </office:meta>
</office:document-meta>
</file>